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 style:parent-style-name="Graphics">
      <style:graphic-properties draw:fill="none" draw:stroke="none" draw:luminance="0%" draw:contrast="0%"/>
    </style:style>
    <style:style style:family="graphic" style:name="a365" style:parent-style-name="Graphics">
      <style:graphic-properties draw:fill="none" draw:stroke="none" draw:luminance="0%" draw:contrast="0%"/>
    </style:style>
    <style:style style:family="drawing-page" style:name="a36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7" style:parent-style-name="Graphics">
      <style:graphic-properties draw:fill="none" draw:stroke="none" draw:luminance="0%" draw:contrast="0%"/>
    </style:style>
    <style:style style:family="drawing-page" style:name="a36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9" style:parent-style-name="Graphics">
      <style:graphic-properties draw:fill="none" draw:stroke="none" draw:luminance="0%" draw:contrast="0%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MMP Demo</text:span><text:span text:style-name="a358" text:class-names=""/></text:p>
          </draw:text-box>
          <svg:title/>
          <svg:desc/>
        </draw:frame>
        <draw:frame draw:id="id64" presentation:style-name="a363" draw:name="Subtitle 2" svg:x="1.66667in" svg:y="3.93924in" svg:width="10in" svg:height="1.81076in" presentation:class="subtitle" presentation:placeholder="false">
          <draw:text-box>
            <text:p text:style-name="a362" text:class-names="" text:cond-style-name=""><text:span text:style-name="a361" text:class-names="">by Taylor Brown</text:span></text:p>
          </draw:text-box>
          <svg:title/>
          <svg:desc/>
        </draw:frame>
      </draw:page>
      <draw:page draw:name="Slide3" draw:style-name="a364" draw:master-page-name="Master1-Layout7-blank-Blank" presentation:presentation-page-layout-name="Master1-PPL7" draw:id="Slide-258">
        <draw:frame draw:id="id65" draw:style-name="a365" draw:name="Picture 2" svg:x="0in" svg:y="1.82465in" svg:width="13.33333in" svg:height="3.85069in" style:rel-width="scale" style:rel-height="scale">
          <draw:image xlink:href="media/image1.PNG" xlink:type="simple" xlink:show="embed" xlink:actuate="onLoad"/>
          <svg:title/>
          <svg:desc>misspelling_1</svg:desc>
        </draw:frame>
      </draw:page>
      <draw:page draw:name="Slide4" draw:style-name="a366" draw:master-page-name="Master1-Layout7-blank-Blank" presentation:presentation-page-layout-name="Master1-PPL7" draw:id="Slide-259">
        <draw:frame draw:id="id66" draw:style-name="a367" draw:name="Picture 2" svg:x="0in" svg:y="3.10417in" svg:width="13.33333in" svg:height="1.29167in" style:rel-width="scale" style:rel-height="scale">
          <draw:image xlink:href="media/image2.PNG" xlink:type="simple" xlink:show="embed" xlink:actuate="onLoad"/>
          <svg:title/>
          <svg:desc>example_tree</svg:desc>
        </draw:frame>
      </draw:page>
      <draw:page draw:name="Slide5" draw:style-name="a368" draw:master-page-name="Master1-Layout7-blank-Blank" presentation:presentation-page-layout-name="Master1-PPL7" draw:id="Slide-260">
        <draw:frame draw:id="id67" draw:style-name="a369" draw:name="Picture 2" svg:x="0in" svg:y="1.63194in" svg:width="13.33333in" svg:height="4.23438in" style:rel-width="scale" style:rel-height="scale">
          <draw:image xlink:href="media/image3.PNG" xlink:type="simple" xlink:show="embed" xlink:actuate="onLoad"/>
          <svg:title/>
          <svg:desc>example_tree_correct</svg:desc>
        </draw:frame>
      </draw:page>
      <draw:page draw:name="Slide6" draw:style-name="a370" draw:master-page-name="Master1-Layout7-blank-Blank" presentation:presentation-page-layout-name="Master1-PPL7" draw:id="Slide-261">
        <draw:frame draw:id="id68" draw:style-name="a371" draw:name="Picture 2" svg:x="1.12153in" svg:y="0in" svg:width="11.08854in" svg:height="7.5in" style:rel-width="scale" style:rel-height="scale">
          <draw:image xlink:href="media/image4.PNG" xlink:type="simple" xlink:show="embed" xlink:actuate="onLoad"/>
          <svg:title/>
          <svg:desc>final_database_design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/03/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/03/2019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/03/2019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/03/2019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/03/2019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/03/2019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/03/2019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/03/2019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/03/2019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/03/2019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/03/2019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/03/2019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MP Demo</dc:title>
    <meta:initial-creator>Taylor Brown</meta:initial-creator>
    <dc:creator>Taylor Brown</dc:creator>
    <meta:creation-date>2019-03-11T11:30:58Z</meta:creation-date>
    <dc:date>2019-03-21T10:51:37Z</dc:date>
    <meta:editing-cycles>2</meta:editing-cycles>
    <meta:editing-duration>PT273534S</meta:editing-duration>
    <meta:document-statistic meta:paragraph-count="2" meta:word-count="5"/>
  </office:meta>
</office:document-meta>
</file>